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VariableImpl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iableImpl.TypeVariableImpl( com . sun . mirror . type . TypeVariabl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